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P1" style:family="paragraph" style:parent-style-name="Standard">
      <style:text-properties officeooo:rsid="001bc3f3" officeooo:paragraph-rsid="001bc3f3"/>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y 33</text:p>
      <text:p text:style-name="P1"/>
      <text:p text:style-name="P1"><text:span text:style-name="T1">Q. Write a program to add, retrieve and remove the element from the ArrayList.</text:span><text:line-break/><text:line-break/><text:span text:style-name="T1">Answer:</text:span><text:line-break/><text:line-break/>An ArrayList class is a dynamic data structure, which can add and remove the data dynamically. It allows random access of the elements. <text:line-break/>Below is the  example of ArrayList. It performs addition, retrieval and deletion of elements from the ArrayList. We create generic list which accepts only String type value.</text:p>
      <text:p text:style-name="P1"/>
      <table:table table:name="Table1" table:style-name="Table1">
        <table:table-column table:style-name="Table1.A"/>
        <table:table-row table:style-name="TableLine93830075459296">
          <table:table-cell table:style-name="Table1.A1" office:value-type="string">
            <text:p text:style-name="Table_20_Contents">import java.util.*;</text:p>
            <text:p text:style-name="Table_20_Contents">class ArrayListDemo</text:p>
            <text:p text:style-name="Table_20_Contents">{</text:p>
            <text:p text:style-name="Table_20_Contents"><text:s text:c="8"/>public static void main(String[] args)</text:p>
            <text:p text:style-name="Table_20_Contents"><text:s text:c="8"/>{</text:p>
            <text:p text:style-name="Table_20_Contents"><text:s text:c="16"/>ArrayList&lt;String&gt; al = new ArrayList&lt;String&gt;();</text:p>
            <text:p text:style-name="Table_20_Contents"><text:s text:c="16"/>System.out.println("Size of ArrayList: "+al.size());</text:p>
            <text:p text:style-name="Table_20_Contents"><text:s text:c="16"/>//Adding the elements</text:p>
            <text:p text:style-name="Table_20_Contents"><text:s text:c="16"/>al.add("Java");</text:p>
            <text:p text:style-name="Table_20_Contents"><text:s text:c="16"/>al.add("JDBC");</text:p>
            <text:p text:style-name="Table_20_Contents"><text:s text:c="16"/>System.out.println("Elements of first ArrayList: "+al);</text:p>
            <text:p text:style-name="Table_20_Contents"/>
            <text:p text:style-name="Table_20_Contents"><text:s text:c="16"/>ArrayList&lt;String&gt; al2 = new ArrayList&lt;String&gt;();</text:p>
            <text:p text:style-name="Table_20_Contents"><text:s text:c="16"/>al2.add("EJB");</text:p>
            <text:p text:style-name="Table_20_Contents"><text:s text:c="16"/>al2.add("Struts");</text:p>
            <text:p text:style-name="Table_20_Contents"><text:s text:c="16"/>//Adding the both array</text:p>
            <text:p text:style-name="Table_20_Contents"><text:s text:c="16"/>al2.addAll(al);</text:p>
            <text:p text:style-name="Table_20_Contents"><text:s text:c="16"/>System.out.println("Elements of second ArrayList: "+al2);</text:p>
            <text:p text:style-name="Table_20_Contents"><text:s text:c="16"/>//remove the element</text:p>
            <text:p text:style-name="Table_20_Contents"><text:s text:c="16"/>al2.remove("EJB");</text:p>
            <text:p text:style-name="Table_20_Contents"><text:s text:c="16"/>System.out.println("Elements of ArrayList after deletion: "+al2);</text:p>
            <text:p text:style-name="Table_20_Contents"><text:s text:c="16"/>System.out.println("Size of ArrayList: "+al2.size());</text:p>
            <text:p text:style-name="Table_20_Contents"/>
            <text:p text:style-name="Table_20_Contents"><text:s text:c="16"/>//Retriving 2nd index element</text:p>
            <text:p text:style-name="Table_20_Contents"><text:s text:c="16"/>System.out.println("The element at 2nd index is: "+al2.get(2));</text:p>
            <text:p text:style-name="Table_20_Contents"><text:s text:c="8"/>}</text:p>
            <text:p text:style-name="Table_20_Contents">}</text:p>
          </table:table-cell>
        </table:table-row>
      </table:table>
      <text:p text:style-name="P1"/>
      <text:p text:style-name="P1"/>
      <text:p text:style-name="P1"/>
      <text:p text:style-name="P1"><text:span text:style-name="T1">Q. Write a program to implement LinkedList and perform different operations on it.</text:span><text:line-break/><text:line-break/><text:span text:style-name="T1">Answer:</text:span><text:line-break/><text:line-break/>In Java LinkedList class having the doubly linked list to store the elements. It extends the AbstractList class and implements List and Deque interfaces. It can store duplicate elements in the list. <text:line-break/><text:line-break/>In this example of linked list, we perform add, remove and retrieve the elements from the list. </text:p>
      <text:p text:style-name="P1"/>
      <table:table table:name="Table2" table:style-name="Table2">
        <table:table-column table:style-name="Table2.A"/>
        <text:soft-page-break/>
        <table:table-row table:style-name="TableLine93830177480704">
          <table:table-cell table:style-name="Table2.A1" office:value-type="string">
            <text:p text:style-name="Table_20_Contents">import java.util.*;</text:p>
            <text:p text:style-name="Table_20_Contents">public class LinkedListDemo</text:p>
            <text:p text:style-name="Table_20_Contents">{</text:p>
            <text:p text:style-name="Table_20_Contents"><text:s text:c="6"/>public static void main(String args[])</text:p>
            <text:p text:style-name="Table_20_Contents"><text:s text:c="6"/>{</text:p>
            <text:p text:style-name="Table_20_Contents"><text:s text:c="13"/>// create a linked list</text:p>
            <text:p text:style-name="Table_20_Contents"><text:s text:c="13"/>LinkedList&lt;String&gt; ll = new LinkedList&lt;String&gt;();</text:p>
            <text:p text:style-name="Table_20_Contents"><text:s text:c="13"/>System.out.println("Initial size of LinkedList: "+ll.size());</text:p>
            <text:p text:style-name="Table_20_Contents"><text:s text:c="5"/></text:p>
            <text:p text:style-name="Table_20_Contents"><text:s text:c="13"/>// add elements to the linked list</text:p>
            <text:p text:style-name="Table_20_Contents"><text:s text:c="13"/>ll.add("Pune");</text:p>
            <text:p text:style-name="Table_20_Contents"><text:s text:c="13"/>ll.add("Mumbai");</text:p>
            <text:p text:style-name="Table_20_Contents"><text:s text:c="13"/>ll.add("Delhi");</text:p>
            <text:p text:style-name="Table_20_Contents"><text:s text:c="13"/>ll.add("Noida");</text:p>
            <text:p text:style-name="Table_20_Contents"><text:s text:c="13"/>System.out.println("Element of LinkedList: " + ll);</text:p>
            <text:p text:style-name="Table_20_Contents"><text:s text:c="13"/>System.out.println("Size of LinkedList after addition: "+ll.size());</text:p>
            <text:p text:style-name="Table_20_Contents"/>
            <text:p text:style-name="Table_20_Contents"><text:s text:c="13"/>// remove elements from the linked list</text:p>
            <text:p text:style-name="Table_20_Contents"><text:s text:c="13"/>ll.remove(2);</text:p>
            <text:p text:style-name="Table_20_Contents"><text:s text:c="13"/>System.out.println("Element of LinkedList after deletion: " + ll);</text:p>
            <text:p text:style-name="Table_20_Contents"><text:s text:c="13"/>System.out.println("Size of the LinkedList after deletion: "+ll.size());</text:p>
            <text:p text:style-name="Table_20_Contents"><text:s text:c="6"/></text:p>
            <text:p text:style-name="Table_20_Contents"><text:s text:c="13"/>// remove first and last elements</text:p>
            <text:p text:style-name="Table_20_Contents"><text:s text:c="13"/>ll.removeFirst();</text:p>
            <text:p text:style-name="Table_20_Contents"><text:s text:c="13"/>ll.removeLast();</text:p>
            <text:p text:style-name="Table_20_Contents"><text:s text:c="13"/>System.out.println("ll after deleting first and last: " + ll);</text:p>
            <text:p text:style-name="Table_20_Contents"><text:s text:c="13"/>System.out.println("Size of the LinkedList after deletion: "+ll.size());</text:p>
            <text:p text:style-name="Table_20_Contents"><text:s text:c="5"/></text:p>
            <text:p text:style-name="Table_20_Contents"><text:s text:c="13"/>//Retriving First and Last element</text:p>
            <text:p text:style-name="Table_20_Contents"><text:s text:c="13"/>System.out.println("Fisrt element of LinkedList: "+ll.getFirst());</text:p>
            <text:p text:style-name="Table_20_Contents"><text:s text:c="13"/>System.out.println("Last element of LinkedList: "+ll.getLast());</text:p>
            <text:p text:style-name="Table_20_Contents"/>
            <text:p text:style-name="Table_20_Contents"><text:s text:c="13"/>Iterator&lt;String&gt; itr = ll.iterator();</text:p>
            <text:p text:style-name="Table_20_Contents"><text:s text:c="13"/>while(itr.hasNext())</text:p>
            <text:p text:style-name="Table_20_Contents"><text:s text:c="13"/>{</text:p>
            <text:p text:style-name="Table_20_Contents"><text:s text:c="19"/>System.out.print(itr.next()+", ");</text:p>
            <text:p text:style-name="Table_20_Contents"><text:s text:c="13"/>}</text:p>
            <text:p text:style-name="Table_20_Contents"><text:s text:c="6"/>}</text:p>
            <text:p text:style-name="Table_20_Contents">}</text:p>
          </table:table-cell>
        </table:table-row>
      </table:table>
      <text:p text:style-name="P1"/>
      <text:p text:style-name="P1"/>
      <text:p text:style-name="P1"><text:span text:style-name="T1">Q. Write a program to sort and reverse the LinkedList elements.</text:span><text:line-break/><text:line-break/><text:span text:style-name="T1">Answer:</text:span><text:line-break/><text:line-break/>In Java there are also some build function to sort the elements. In this example, we create the SortList class, which is used to compare the elements and sort them in decreasing order.</text:p>
      <text:p text:style-name="P1"/>
      <table:table table:name="Table3" table:style-name="Table3">
        <table:table-column table:style-name="Table3.A"/>
        <table:table-row table:style-name="TableLine93830167794352">
          <table:table-cell table:style-name="Table3.A1" office:value-type="string">
            <text:p text:style-name="Table_20_Contents">class student</text:p>
            <text:p text:style-name="Table_20_Contents">{</text:p>
            <text:p text:style-name="Table_20_Contents"><text:s text:c="8"/>private String name;</text:p>
            <text:p text:style-name="Table_20_Contents"><text:soft-page-break/><text:s text:c="8"/>private int regNumber;</text:p>
            <text:p text:style-name="Table_20_Contents"><text:s text:c="8"/>public student(String n, int reg)</text:p>
            <text:p text:style-name="Table_20_Contents"><text:s text:c="8"/>{</text:p>
            <text:p text:style-name="Table_20_Contents"><text:s text:c="16"/>this.name = n;</text:p>
            <text:p text:style-name="Table_20_Contents"><text:s text:c="16"/>this.regNumber = reg;</text:p>
            <text:p text:style-name="Table_20_Contents"><text:s text:c="8"/>}</text:p>
            <text:p text:style-name="Table_20_Contents"><text:s text:c="8"/>public String getName()</text:p>
            <text:p text:style-name="Table_20_Contents"><text:s text:c="8"/>{</text:p>
            <text:p text:style-name="Table_20_Contents"><text:s text:c="16"/>return name;</text:p>
            <text:p text:style-name="Table_20_Contents"><text:s text:c="8"/>}</text:p>
            <text:p text:style-name="Table_20_Contents"><text:s text:c="8"/>public void setName(String name)</text:p>
            <text:p text:style-name="Table_20_Contents"><text:s text:c="8"/>{</text:p>
            <text:p text:style-name="Table_20_Contents"><text:s text:c="16"/>this.name = name;</text:p>
            <text:p text:style-name="Table_20_Contents"><text:s text:c="8"/>}</text:p>
            <text:p text:style-name="Table_20_Contents"><text:s text:c="8"/>public int getReg()</text:p>
            <text:p text:style-name="Table_20_Contents"><text:s text:c="8"/>{</text:p>
            <text:p text:style-name="Table_20_Contents"><text:s text:c="16"/>return regNumber;</text:p>
            <text:p text:style-name="Table_20_Contents"><text:s text:c="8"/>}</text:p>
            <text:p text:style-name="Table_20_Contents"><text:s text:c="8"/>public void setReg(int regNumber)</text:p>
            <text:p text:style-name="Table_20_Contents"><text:s text:c="8"/>{</text:p>
            <text:p text:style-name="Table_20_Contents"><text:s text:c="16"/>this.regNumber = regNumber;</text:p>
            <text:p text:style-name="Table_20_Contents"><text:s text:c="8"/>}</text:p>
            <text:p text:style-name="Table_20_Contents"><text:s text:c="8"/>public String toString()</text:p>
            <text:p text:style-name="Table_20_Contents"><text:s text:c="8"/>{</text:p>
            <text:p text:style-name="Table_20_Contents"><text:s text:c="16"/>return "Student Name: "+this.name+", Reg Number: "+this.regNumber; <text:s/></text:p>
            <text:p text:style-name="Table_20_Contents"><text:s text:c="8"/>}</text:p>
            <text:p text:style-name="Table_20_Contents">}</text:p>
          </table:table-cell>
        </table:table-row>
      </table:table>
      <table:table table:name="Table4" table:style-name="Table4">
        <table:table-column table:style-name="Table4.A"/>
        <table:table-row table:style-name="TableLine93830177250544">
          <table:table-cell table:style-name="Table4.A1" office:value-type="string">
            <text:p text:style-name="Table_20_Contents">import java.util.*;</text:p>
            <text:p text:style-name="Table_20_Contents">class StudCompare implements Comparator&lt;student&gt;</text:p>
            <text:p text:style-name="Table_20_Contents">{</text:p>
            <text:p text:style-name="Table_20_Contents"><text:s text:c="8"/>@Override</text:p>
            <text:p text:style-name="Table_20_Contents"><text:s text:c="16"/>public int compare(student stud1, student stud2)</text:p>
            <text:p text:style-name="Table_20_Contents"><text:s text:c="8"/>{</text:p>
            <text:p text:style-name="Table_20_Contents"><text:s text:c="16"/>if (stud1.getReg() &lt; stud2.getReg())</text:p>
            <text:p text:style-name="Table_20_Contents"><text:s text:c="16"/>{</text:p>
            <text:p text:style-name="Table_20_Contents"><text:s text:c="24"/>return 1;</text:p>
            <text:p text:style-name="Table_20_Contents"><text:s text:c="16"/>}</text:p>
            <text:p text:style-name="Table_20_Contents"><text:s text:c="16"/>return -1;</text:p>
            <text:p text:style-name="Table_20_Contents"><text:s text:c="8"/>}</text:p>
            <text:p text:style-name="Table_20_Contents">}</text:p>
            <text:p text:style-name="Table_20_Contents">class SortList</text:p>
            <text:p text:style-name="Table_20_Contents">{</text:p>
            <text:p text:style-name="Table_20_Contents"><text:s text:c="8"/>public static void main(String[] args)</text:p>
            <text:p text:style-name="Table_20_Contents"><text:s text:c="8"/>{</text:p>
            <text:p text:style-name="Table_20_Contents"><text:s text:c="16"/>LinkedList&lt;student&gt; list = new LinkedList&lt;student&gt;();</text:p>
            <text:p text:style-name="Table_20_Contents"><text:s text:c="16"/>list.add(new student("John", 1001));</text:p>
            <text:p text:style-name="Table_20_Contents"><text:s text:c="16"/>list.add(new student("Raju", 1005));</text:p>
            <text:p text:style-name="Table_20_Contents"><text:s text:c="16"/>list.add(new student("Sham", 1000));</text:p>
            <text:p text:style-name="Table_20_Contents"><text:s text:c="16"/>list.add(new student("Ravi", 1002));</text:p>
            <text:p text:style-name="Table_20_Contents"><text:s text:c="16"/>Collections.sort(list, new StudCompare());</text:p>
            <text:p text:style-name="Table_20_Contents"><text:s text:c="16"/>System.out.println("Sorted list based on registration number\n");</text:p>
            <text:p text:style-name="Table_20_Contents"><text:soft-page-break/><text:s text:c="16"/>System.out.println("**=============**=================**");</text:p>
            <text:p text:style-name="Table_20_Contents"><text:s text:c="16"/>for (student stud: list )</text:p>
            <text:p text:style-name="Table_20_Contents"><text:s text:c="16"/>{</text:p>
            <text:p text:style-name="Table_20_Contents"><text:s text:c="24"/>System.out.println(stud);</text:p>
            <text:p text:style-name="Table_20_Contents"><text:s text:c="16"/>}</text:p>
            <text:p text:style-name="Table_20_Contents"><text:s text:c="16"/>System.out.println("**=============**=================**\n");</text:p>
            <text:p text:style-name="Table_20_Contents"><text:s text:c="8"/>}</text:p>
            <text:p text:style-name="Table_20_Contents">}</text:p>
          </table: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1T15:54:14.189265826</meta:creation-date>
    <dc:date>2022-09-02T10:38:19.143133782</dc:date>
    <meta:editing-duration>PT1H39M7S</meta:editing-duration>
    <meta:editing-cycles>1</meta:editing-cycles>
    <meta:document-statistic meta:table-count="4" meta:image-count="0" meta:object-count="0" meta:page-count="4" meta:paragraph-count="128" meta:word-count="513" meta:character-count="5316" meta:non-whitespace-character-count="3572"/>
    <meta:generator>LibreOffice/7.3.5.2$Linux_X86_64 LibreOffice_project/30$Build-2</meta:generator>
  </office:meta>
</office:document-meta>
</file>